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8.25mm" svg:y="41.63mm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12mm" svg:y="44.82mm">
            <draw:object draw:notify-on-update-of-ranges="Sheet1.H3:Sheet1.H5 Sheet1.I2:Sheet1.I2 Sheet1.I3:Sheet1.I5 Sheet1.J2:Sheet1.J2 Sheet1.J3:Sheet1.J5 Sheet1.K2:Sheet1.K2 Sheet1.K3:Sheet1.K5 Sheet1.L2:Sheet1.L2 Sheet1.L3:Sheet1.L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gregação</text:p>
          </table:table-cell>
          <table:table-cell table:number-columns-repeated="6"/>
          <table:table-cell office:value-type="string" calcext:value-type="string">
            <text:p>Bus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meses</text:p>
          </table:table-cell>
          <table:table-cell table:number-columns-repeated="6"/>
          <table:table-cell office:value-type="string" calcext:value-type="string">
            <text:p>6 meses</text:p>
          </table:table-cell>
          <table:table-cell/>
          <table:table-cell office:value-type="float" office:value="0.028431162875" calcext:value-type="float">
            <text:p>0,0284311629</text:p>
          </table:table-cell>
          <table:table-cell office:value-type="float" office:value="0.021650552375" calcext:value-type="float">
            <text:p>0,0216505524</text:p>
          </table:table-cell>
          <table:table-cell office:value-type="float" office:value="0.0211504265" calcext:value-type="float">
            <text:p>0,0211504265</text:p>
          </table:table-cell>
          <table:table-cell/>
          <table:table-cell table:formula="of:=(([.L3]/[.K3])+([.K3]/[.J3]))/2" office:value-type="float" office:value="0.869203944982133" calcext:value-type="float">
            <text:p>0,869203945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table:number-columns-repeated="6"/>
          <table:table-cell office:value-type="string" calcext:value-type="string">
            <text:p>1 ano</text:p>
          </table:table-cell>
          <table:table-cell/>
          <table:table-cell office:value-type="float" office:value="0.009982329" calcext:value-type="float">
            <text:p>0,009982329</text:p>
          </table:table-cell>
          <table:table-cell office:value-type="float" office:value="0.00833873325" calcext:value-type="float">
            <text:p>0,0083387333</text:p>
          </table:table-cell>
          <table:table-cell office:value-type="float" office:value="0.006266733" calcext:value-type="float">
            <text:p>0,006266733</text:p>
          </table:table-cell>
          <table:table-cell/>
          <table:table-cell table:formula="of:=(([.L4]/[.K4])+([.K4]/[.J4]))/2" office:value-type="float" office:value="0.79343522648461" calcext:value-type="float">
            <text:p>0,7934352265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table:number-columns-repeated="6"/>
          <table:table-cell office:value-type="string" calcext:value-type="string">
            <text:p>2 anos</text:p>
          </table:table-cell>
          <table:table-cell/>
          <table:table-cell office:value-type="float" office:value="0.0151758475" calcext:value-type="float">
            <text:p>0,0151758475</text:p>
          </table:table-cell>
          <table:table-cell office:value-type="float" office:value="0.013331169375" calcext:value-type="float">
            <text:p>0,0133311694</text:p>
          </table:table-cell>
          <table:table-cell office:value-type="float" office:value="0.00654575175" calcext:value-type="float">
            <text:p>0,0065457518</text:p>
          </table:table-cell>
          <table:table-cell/>
          <table:table-cell table:formula="of:=(([.L5]/[.K5])+([.K5]/[.J5]))/2" office:value-type="float" office:value="0.68472876083067" calcext:value-type="float">
            <text:p>0,6847287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09:42:23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01:02.549000000</meta:creation-date>
    <dc:date>2017-07-04T10:10:44.647000000</dc:date>
    <meta:editing-duration>PT26M</meta:editing-duration>
    <meta:editing-cycles>4</meta:editing-cycles>
    <meta:generator>LibreOffice/4.4.7.2$Windows_x86 LibreOffice_project/f3153a8b245191196a4b6b9abd1d0da16eead600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Agregação</text:p>
        </chart:title>
        <chart:legend chart:legend-position="end" svg:x="14.531cm" svg:y="3.454cm" style:legend-expansion="high" chart:style-name="ch3"/>
        <chart:plot-area chart:style-name="ch4" table:cell-range-address="Sheet1.A2:Sheet1.E5" chart:data-source-has-labels="both" svg:x="0.32cm" svg:y="1.275cm" svg:width="13.891cm" svg:height="7.545cm">
          <chartooo:coordinate-region svg:x="0.941cm" svg:y="1.475cm" svg:width="13.27cm" svg:height="6.698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5" chart:label-cell-address="Sheet1.B2:Sheet1.B2" chart:class="chart:bar">
            <chart:data-point chart:repeated="3"/>
          </chart:series>
          <chart:series chart:style-name="ch9" chart:values-cell-range-address="Sheet1.C3:Sheet1.C5" chart:label-cell-address="Sheet1.C2:Sheet1.C2" chart:class="chart:bar">
            <chart:data-point chart:repeated="3"/>
          </chart:series>
          <chart:series chart:style-name="ch10" chart:values-cell-range-address="Sheet1.D3:Sheet1.D5" chart:label-cell-address="Sheet1.D2:Sheet1.D2" chart:class="chart:bar">
            <chart:data-point chart:repeated="3"/>
          </chart:series>
          <chart:series chart:style-name="ch11" chart:values-cell-range-address="Sheet1.E3:Sheet1.E5" chart:label-cell-address="Sheet1.E2:Sheet1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B2:Sheet1.B2</svg:desc>
                </draw:g>
              </table:table-cell>
              <table:table-cell office:value-type="string">
                <text:p>2CM</text:p>
                <draw:g>
                  <svg:desc>Sheet1.C2:Sheet1.C2</svg:desc>
                </draw:g>
              </table:table-cell>
              <table:table-cell office:value-type="string">
                <text:p>4CM</text:p>
                <draw:g>
                  <svg:desc>Sheet1.D2:Sheet1.D2</svg:desc>
                </draw:g>
              </table:table-cell>
              <table:table-cell office:value-type="string">
                <text:p>6CM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A3:Sheet1.A5</svg:desc>
                </draw:g>
              </table:table-cell>
              <table:table-cell office:value-type="float" office:value="NaN">
                <text:p>NaN</text:p>
                <draw:g>
                  <svg:desc>Sheet1.B3:Sheet1.B5</svg:desc>
                </draw:g>
              </table:table-cell>
              <table:table-cell office:value-type="float" office:value="NaN">
                <text:p>NaN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D3:Sheet1.D5</svg:desc>
                </draw:g>
              </table:table-cell>
              <table:table-cell office:value-type="float" office:value="NaN">
                <text:p>NaN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" chart:style-name="ch1">
        <chart:title svg:x="7.308cm" svg:y="0.316cm" chart:style-name="ch2">
          <text:p>Busca</text:p>
        </chart:title>
        <chart:legend chart:legend-position="end" svg:x="14.531cm" svg:y="3.454cm" style:legend-expansion="high" chart:style-name="ch3"/>
        <chart:plot-area chart:style-name="ch4" table:cell-range-address="Sheet1.H2:Sheet1.L5" chart:data-source-has-labels="both" svg:x="0.32cm" svg:y="1.275cm" svg:width="13.891cm" svg:height="7.545cm">
          <chartooo:coordinate-region svg:x="1.418cm" svg:y="1.474cm" svg:width="12.793cm" svg:height="6.699cm"/>
          <chart:axis chart:dimension="x" chart:name="primary-x" chart:style-name="ch5" chartooo:axis-type="auto">
            <chartooo:date-scale/>
            <chart:categories table:cell-range-address="Sheet1.H3:Sheet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5" chart:label-cell-address="Sheet1.I2:Sheet1.I2" chart:class="chart:bar">
            <chart:data-point chart:repeated="3"/>
          </chart:series>
          <chart:series chart:style-name="ch9" chart:values-cell-range-address="Sheet1.J3:Sheet1.J5" chart:label-cell-address="Sheet1.J2:Sheet1.J2" chart:class="chart:bar">
            <chart:data-point chart:repeated="3"/>
          </chart:series>
          <chart:series chart:style-name="ch10" chart:values-cell-range-address="Sheet1.K3:Sheet1.K5" chart:label-cell-address="Sheet1.K2:Sheet1.K2" chart:class="chart:bar">
            <chart:data-point chart:repeated="3"/>
          </chart:series>
          <chart:series chart:style-name="ch11" chart:values-cell-range-address="Sheet1.L3:Sheet1.L5" chart:label-cell-address="Sheet1.L2:Sheet1.L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I2:Sheet1.I2</svg:desc>
                </draw:g>
              </table:table-cell>
              <table:table-cell office:value-type="string">
                <text:p>2CM</text:p>
                <draw:g>
                  <svg:desc>Sheet1.J2:Sheet1.J2</svg:desc>
                </draw:g>
              </table:table-cell>
              <table:table-cell office:value-type="string">
                <text:p>4CM</text:p>
                <draw:g>
                  <svg:desc>Sheet1.K2:Sheet1.K2</svg:desc>
                </draw:g>
              </table:table-cell>
              <table:table-cell office:value-type="string">
                <text:p>6CM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H3:Sheet1.H5</svg:desc>
                </draw:g>
              </table:table-cell>
              <table:table-cell office:value-type="float" office:value="NaN">
                <text:p>NaN</text:p>
                <draw:g>
                  <svg:desc>Sheet1.I3:Sheet1.I5</svg:desc>
                </draw:g>
              </table:table-cell>
              <table:table-cell office:value-type="float" office:value="0.028431162875">
                <text:p>0.028431162875</text:p>
                <draw:g>
                  <svg:desc>Sheet1.J3:Sheet1.J5</svg:desc>
                </draw:g>
              </table:table-cell>
              <table:table-cell office:value-type="float" office:value="0.021650552375">
                <text:p>0.021650552375</text:p>
                <draw:g>
                  <svg:desc>Sheet1.K3:Sheet1.K5</svg:desc>
                </draw:g>
              </table:table-cell>
              <table:table-cell office:value-type="float" office:value="0.0211504265">
                <text:p>0.0211504265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NaN">
                <text:p>NaN</text:p>
              </table:table-cell>
              <table:table-cell office:value-type="float" office:value="0.009982329">
                <text:p>0.009982329</text:p>
              </table:table-cell>
              <table:table-cell office:value-type="float" office:value="0.00833873325">
                <text:p>0.00833873325</text:p>
              </table:table-cell>
              <table:table-cell office:value-type="float" office:value="0.006266733">
                <text:p>0.006266733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NaN">
                <text:p>NaN</text:p>
              </table:table-cell>
              <table:table-cell office:value-type="float" office:value="0.0151758475">
                <text:p>0.0151758475</text:p>
              </table:table-cell>
              <table:table-cell office:value-type="float" office:value="0.013331169375">
                <text:p>0.013331169375</text:p>
              </table:table-cell>
              <table:table-cell office:value-type="float" office:value="0.00654575175">
                <text:p>0.00654575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